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03e" officeooo:paragraph-rsid="0017c03e"/>
    </style:style>
    <style:style style:name="P2" style:family="paragraph" style:parent-style-name="Standard">
      <style:text-properties officeooo:rsid="0019947f" officeooo:paragraph-rsid="0019947f"/>
    </style:style>
    <style:style style:name="T1" style:family="text">
      <style:text-properties officeooo:rsid="001994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n Brookens</text:p>
      <text:p text:style-name="P1">June 20, 2016</text:p>
      <text:p text:style-name="P1">CSCI 4229</text:p>
      <text:p text:style-name="P1"/>
      <text:p text:style-name="P1"/>
      <text:p text:style-name="P1">Project Proposal</text:p>
      <text:p text:style-name="P1"/>
      <text:p text:style-name="P1">I plan to crate an OpenGL program that is a horror game. The idea is to have a person with a flashlight start in a cabin with a flashlight. From here the person must explore the area trying to find the way out. Also there will be a animal or object patrolling the area which kills the program if it comes into contact with the user.</text:p>
      <text:p text:style-name="P1"/>
      <text:p text:style-name="P1">The main goal is to create a textured room <text:span text:style-name="T1">and forest</text:span>, with a bunk bed, and various scary things like bloody walls. <text:span text:style-name="T1">Second, I need to make the user feel like they have a flashlight in their hand. </text:span>Then I want to create a forest of up to 25 trees for the user to search through.</text:p>
      <text:p text:style-name="P1"/>
      <text:p text:style-name="P1">Once I have the scene laid out, I will add the <text:span text:style-name="T1">animal</text:span>/human thing that will patrol the area so if the object gets to close to the user the game quits. </text:p>
      <text:p text:style-name="P1"/>
      <text:p text:style-name="P2">To win the game the user must find an object hidden in the Forrest.</text:p>
      <text:p text:style-name="P2"/>
      <text:p text:style-name="P2"><text:s/>My stretch goals would be to randomly generate the trees and the location of the winning object. Also, I want to have music and sound when the patrolling thing gets close. </text:p>
      <text:p text:style-name="P2"/>
      <text:p text:style-name="P2">A very long stretch goal is to add, “You won” and “You died”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5:11:05.774392395</meta:creation-date>
    <dc:date>2016-06-20T15:28:24.989001227</dc:date>
    <meta:editing-duration>PT6M9S</meta:editing-duration>
    <meta:editing-cycles>1</meta:editing-cycles>
    <meta:document-statistic meta:table-count="0" meta:image-count="0" meta:object-count="0" meta:page-count="1" meta:paragraph-count="10" meta:word-count="221" meta:character-count="1116" meta:non-whitespace-character-count="902"/>
    <meta:generator>LibreOffice/5.1.3.2$Linux_X86_64 LibreOffice_project/10m0$Build-2</meta:generator>
  </office:meta>
</office:document-meta>
</file>